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2e9" officeooo:paragraph-rsid="001bc2e9"/>
    </style:style>
    <style:style style:name="P2" style:family="paragraph" style:parent-style-name="Standard">
      <style:text-properties officeooo:rsid="001c1d26" officeooo:paragraph-rsid="001c1d26"/>
    </style:style>
    <style:style style:name="P3" style:family="paragraph" style:parent-style-name="Standard">
      <style:text-properties officeooo:rsid="001c1d26" officeooo:paragraph-rsid="001d8f9e"/>
    </style:style>
    <style:style style:name="P4" style:family="paragraph" style:parent-style-name="Standard">
      <style:text-properties officeooo:rsid="001d8f9e" officeooo:paragraph-rsid="001d8f9e"/>
    </style:style>
    <style:style style:name="P5" style:family="paragraph" style:parent-style-name="Standard">
      <style:text-properties officeooo:rsid="001d8f9e" officeooo:paragraph-rsid="001e46bf"/>
    </style:style>
    <style:style style:name="P6" style:family="paragraph" style:parent-style-name="Standard">
      <style:text-properties officeooo:rsid="001d8f9e" officeooo:paragraph-rsid="00203179"/>
    </style:style>
    <style:style style:name="P7" style:family="paragraph" style:parent-style-name="Standard">
      <style:text-properties officeooo:rsid="001d8f9e" officeooo:paragraph-rsid="00226ed2"/>
    </style:style>
    <style:style style:name="P8" style:family="paragraph" style:parent-style-name="Standard">
      <style:text-properties officeooo:rsid="002092e5" officeooo:paragraph-rsid="002092e5"/>
    </style:style>
    <style:style style:name="P9" style:family="paragraph" style:parent-style-name="Standard">
      <style:text-properties officeooo:rsid="00213cd1" officeooo:paragraph-rsid="00213cd1"/>
    </style:style>
    <style:style style:name="P10" style:family="paragraph" style:parent-style-name="Standard">
      <style:text-properties officeooo:rsid="00226ed2" officeooo:paragraph-rsid="00226ed2"/>
    </style:style>
    <style:style style:name="P11" style:family="paragraph" style:parent-style-name="Standard">
      <style:text-properties officeooo:rsid="00240b5e" officeooo:paragraph-rsid="00240b5e"/>
    </style:style>
    <style:style style:name="P12" style:family="paragraph" style:parent-style-name="Standard">
      <style:text-properties officeooo:rsid="00240b5e" officeooo:paragraph-rsid="0024cb81"/>
    </style:style>
    <style:style style:name="P13" style:family="paragraph" style:parent-style-name="Standard">
      <style:text-properties officeooo:rsid="00240b5e" officeooo:paragraph-rsid="002608b7"/>
    </style:style>
    <style:style style:name="P14" style:family="paragraph" style:parent-style-name="Standard">
      <style:text-properties officeooo:rsid="001e46bf" officeooo:paragraph-rsid="00203179"/>
    </style:style>
    <style:style style:name="P15" style:family="paragraph" style:parent-style-name="Standard">
      <style:text-properties officeooo:rsid="00203179" officeooo:paragraph-rsid="00203179"/>
    </style:style>
    <style:style style:name="P16" style:family="paragraph" style:parent-style-name="Standard">
      <style:text-properties officeooo:rsid="0024cb81" officeooo:paragraph-rsid="0024cb81"/>
    </style:style>
    <style:style style:name="P17" style:family="paragraph" style:parent-style-name="Standard">
      <style:text-properties officeooo:rsid="0024cb81" officeooo:paragraph-rsid="002608b7"/>
    </style:style>
    <style:style style:name="T1" style:family="text">
      <style:text-properties officeooo:rsid="001d70b2"/>
    </style:style>
    <style:style style:name="T2" style:family="text">
      <style:text-properties officeooo:rsid="00213cd1"/>
    </style:style>
    <style:style style:name="T3" style:family="text">
      <style:text-properties officeooo:rsid="00226ed2"/>
    </style:style>
    <style:style style:name="T4" style:family="text">
      <style:text-properties officeooo:rsid="00260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methods do I have in my toolbag:</text:p>
      <text:p text:style-name="P2">ord</text:p>
      <text:p text:style-name="P2">chr</text:p>
      <text:p text:style-name="P3">.<text:span text:style-name="T1">split = this makes string into an array</text:span></text:p>
      <text:p text:style-name="P3"/>
      <text:p text:style-name="P3"/>
      <text:p text:style-name="P8">CHANGE THIS TO WEEK2 DAY1</text:p>
      <text:p text:style-name="P4">string and nill – cannot be true or false as they dont have a method!</text:p>
      <text:p text:style-name="P4">truhy/falsey – string =true – I dont know –------- So truthy is a string</text:p>
      <text:p text:style-name="P4">falsey –----- nil (empty value</text:p>
      <text:p text:style-name="P4"><text:s text:c="2"/></text:p>
      <text:p text:style-name="P4">slide 25 – The test should show what it does i.e. 2,1 = 3 so its good because you can see what the code is doing. </text:p>
      <text:p text:style-name="P5">LOOK How TO write <text:s/>// before</text:p>
      <text:p text:style-name="P5"/>
      <text:p text:style-name="P14">rspec – start with minimum(ie test a class is there), build on it,</text:p>
      <text:p text:style-name="P15">stringcalc refactor – not best code with employers - ???? How to change????</text:p>
      <text:p text:style-name="P6"/>
      <text:p text:style-name="P15">SLIDES – DAY 1 <text:s/>- Confront errors – read errors – already do this</text:p>
      <text:p text:style-name="P6"/>
      <text:p text:style-name="P9">lazy method SLIDE 30 --- associating an instance to a method/word e.g (calculator)</text:p>
      <text:p text:style-name="P9"/>
      <text:p text:style-name="P9">#define test e.g with an email returning no name what happens</text:p>
      <text:p text:style-name="P9">#make it simple code possible</text:p>
      <text:p text:style-name="P9">#refactor – improve the code (functionality doesn't change)</text:p>
      <text:p text:style-name="P9"># <text:s text:c="6"/>----------slide 16------------ fear of refactoring slide – shows what refactoring is</text:p>
      <text:p text:style-name="P7">:<text:span text:style-name="T2">+ each value add to each other <text:s text:c="7"/>&amp;: <text:s text:c="9"/></text:span></text:p>
      <text:p text:style-name="P7"><text:span text:style-name="T3">:Alberto doesnt remember all syntax – (e.g. map and reduce condensed symbol in documentation)</text:span> </text:p>
      <text:p text:style-name="P2"/>
      <text:p text:style-name="P10">page 13 – baby steps</text:p>
      <text:p text:style-name="P10">stop refactoring if you cant do failing test, we do this making bullet proof macbeth example </text:p>
      <text:p text:style-name="P11">refer to fizz_test.rb <text:s text:c="5"/>and <text:s text:c="5"/>rspec <text:s/>it <text:s text:c="4"/>from albertofizz.rb <text:s text:c="4"/>(In folder Weeks2, Day1)</text:p>
      <text:p text:style-name="P11"/>
      <text:p text:style-name="P12">remember touch from the prework to make a new FILE!!!!</text:p>
      <text:p text:style-name="P12"/>
      <text:p text:style-name="P16">TDD – Test logic of code, certain methods, not external database/API, </text:p>
      <text:p text:style-name="P16">string calculator – works (slide 30) you dont need to test string calculator </text:p>
      <text:p text:style-name="P12"/>
      <text:p text:style-name="P17">integration testing – This is when we have multiple methods and (you concatonate/add them together) </text:p>
      <text:p text:style-name="P13"/>
      <text:p text:style-name="P13">???<text:span text:style-name="T4">Not clear on erratic behaviour of testing – what is this???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08:51.243333852</meta:creation-date>
    <dc:date>2016-04-04T13:14:56.649772441</dc:date>
    <meta:editing-duration>PT1H42M1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29" meta:word-count="277" meta:character-count="1673" meta:non-whitespace-character-count="1354"/>
  </office:meta>
</office:document-meta>
</file>